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pchar="urn:cleverage:xmlns:post-processings:characters" xmlns:o="urn:schemas-microsoft-com:office:office" xmlns:fo="urn:oasis:names:tc:opendocument:xmlns:xsl-fo-compatible:1.0" xmlns:dc="http://purl.org/dc/elements/1.1/" xmlns:draw="urn:oasis:names:tc:opendocument:xmlns:drawing:1.0" xmlns:svg="urn:oasis:names:tc:opendocument:xmlns:svg-compatible:1.0" xmlns:pcut="urn:cleverage:xmlns:post-processings:pcut" xmlns:text="urn:oasis:names:tc:opendocument:xmlns:text:1.0" xmlns:style="urn:oasis:names:tc:opendocument:xmlns:style:1.0">
  <office:scripts/>
  <office:font-face-decls>
    <style:font-face style:name="Calibri" svg:font-family="Calibri"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Cambria" svg:font-family="Cambria" style:font-family-generic="roman" style:font-pitch="variable"/>
  </office:font-face-decls>
  <office:automatic-styles>
    <style:style style:name="MonoElementm0m0m0m9m0m0m" style:family="paragraph" style:parent-style-name="Normal" style:master-page-name="Standard">
      <style:paragraph-properties style:tab-stop-distance="1.27cm" fo:margin-bottom="0cm" style:line-height-at-least=".55cm" fo:margin-left="0cm" fo:text-indent="0cm" fo:margin-right="0cm" fo:widows="2" fo:orphans="2"/>
    </style:style>
    <style:style style:name="MonoElementm1m0m0m0m9m0m0m" style:family="text">
      <style:text-properties style:font-name="Verdana" style:font-name-complex="Times New Roman" style:font-name-asian="Times New Roman" fo:font-weight="bold" style:font-weight-complex="bold" fo:color="#000000" style:font-size-complex="12pt" fo:language="ru" fo:country="RU" fo:font-size="12pt" style:font-size-asian="12pt"/>
    </style:style>
    <style:style style:name="MonoElementm2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3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4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5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6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7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8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9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10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11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12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13m0m0m0m9m0m0m" style:family="text">
      <style:text-properties style:font-name="Verdana" style:font-name-complex="Times New Roman" style:font-name-asian="Times New Roman" fo:color="#000000" style:font-size-complex="12pt" fo:font-size="12pt" style:font-size-asian="12pt"/>
    </style:style>
    <style:style style:name="MonoElementm14m0m0m0m9m0m0m" style:family="text">
      <style:text-properties style:font-name="Verdana" style:font-name-complex="Times New Roman" style:font-name-asian="Times New Roman" fo:color="#000000" style:font-size-complex="12pt" fo:font-size="12pt" style:font-size-asian="12pt"/>
    </style:style>
    <style:style style:name="MonoElementm15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16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17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18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19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20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21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22m0m0m0m9m0m0m" style:family="text">
      <style:text-properties style:font-name="Verdana" style:font-name-complex="Times New Roman" style:font-name-asian="Times New Roman" fo:color="#000000" style:font-size-complex="12pt" fo:language="ru" fo:country="RU" fo:font-size="12pt" style:font-size-asian="12pt"/>
    </style:style>
    <style:style style:name="MonoElementm23m0m0m0m9m0m0m" style:family="text">
      <style:text-properties style:font-name="Verdana" style:font-name-complex="Times New Roman" style:font-name-asian="Times New Roman" fo:color="#000000" style:font-size-complex="12pt" fo:font-size="12pt" style:font-size-asian="12pt"/>
    </style:style>
    <style:style style:name="MonoElementm1m0m0m9m0m0m" style:family="paragraph">
      <style:paragraph-properties fo:margin-top="0cm" fo:margin-bottom=".353cm" fo:margin-left="0cm" fo:margin-right="0cm" fo:text-indent="0cm" fo:widows="2" fo:orphans="2"/>
    </style:style>
    <style:style style:name="MonoElementm2m0m0m9m0m0m" style:family="paragraph">
      <style:paragraph-properties fo:margin-top="0cm" fo:margin-bottom=".353cm" fo:margin-left="0cm" fo:margin-right="0cm" fo:text-indent="0cm" fo:widows="2" fo:orphans="2"/>
    </style:style>
  </office:automatic-styles>
  <office:body>
    <office:text>
      <text:user-field-decls/>
      <text:p text:style-name="MonoElementm0m0m0m9m0m0m"><text:span text:style-name="MonoElementm1m0m0m0m9m0m0m">Безуспешный спор</text:span><text:span text:style-name="MonoElementm2m0m0m0m9m0m0m"><text:line-break/>Жил-был цветок. Он был совершенно обычным, с листьями, корнями и стеблем. Но все восхищались только Цветком. «Ах, какой он красивый, а как чудесно пахнет!» - говорили люди. Ну, цветок и возомнил себя самым главным – дескать, без него Листья да Стебель с Корнями не появились бы на свет. Вот он и говорит Листьям, коням и Стеблю:</text:span><text:span text:style-name="MonoElementm3m0m0m0m9m0m0m"><text:line-break/>- Я самый главный!</text:span><text:span text:style-name="MonoElementm4m0m0m0m9m0m0m"><text:line-break/>- Это почему же? – последовал вопрос.</text:span><text:span text:style-name="MonoElementm5m0m0m0m9m0m0m"><text:line-break/>- Как это почему? Потому, что я красив – это раз, потому что хорошо пахну – это два, меня любят насекомые – это четыре, мной все любуются – это пять. Ну, и, в конце концов, я орган размножения. Нет меня – закончился цветковый род.</text:span><text:span text:style-name="MonoElementm6m0m0m0m9m0m0m"><text:line-break/>- Ты не назвал, что третье, - внесли вклад в разговор Корни.</text:span><text:span text:style-name="MonoElementm7m0m0m0m9m0m0m"><text:line-break/>- Да какая разница – все равно, я самый главный.</text:span><text:span text:style-name="MonoElementm8m0m0m0m9m0m0m"><text:line-break/>- Может, и самый главный, но самовлюбленный, как Нарцисс, - Листья увлекались древнегреческой мифологией.</text:span><text:span text:style-name="MonoElementm9m0m0m0m9m0m0m"><text:line-break/>- А я и есть нарцисс, - гордо произнес Цветок.</text:span><text:span text:style-name="MonoElementm10m0m0m0m9m0m0m"><text:line-break/>- Как бы там ни было, все равно мы – самые главные части. Мы, листья, кормим клетки этого растения, в нас идет фотосинтез.</text:span><text:span text:style-name="MonoElementm11m0m0m0m9m0m0m"><text:line-break/>- Ишь, до чего додумались, только фотоаппарата для вашего «фотосинтеза» не хватает, - произнес Стебель. – Я держу и Листья, и Цветок. Если бы не я, люди бы не видели цветок, а Листьям было бы трудно ловить Солнце. Я всех держу. По мне поднимаются и опускаются органические и неорганические вещества, минералы, вода. Я – самый главный орган этого растения.</text:span><text:span text:style-name="MonoElementm12m0m0m0m9m0m0m"><text:line-break/>- Но ты забыл про нас, - напомнили ему Корни. – Уж нас-то ты не держишь, и не отнекивайся. Зато мы придаем всему растению устойчивость. Мы добываем воду и минеральные вещества. </text:span><text:span text:style-name="MonoElementm13m0m0m0m9m0m0m">Мы главные!!! – кричали из-под земли Корни.</text:span><text:span text:style-name="MonoElementm14m0m0m0m9m0m0m"><text:line-break/>Так бы и кончился их спор ничем, если бы мимо не проходила девочка, ученица четвертого класса. </text:span><text:span text:style-name="MonoElementm15m0m0m0m9m0m0m">Она решила взять красивый нарцисс домой, ей как раз задали понаблюдать за растениями. Увидев, как они спорят, девочка решила их успокоить. Еще больше ее решительность утвердилась, когда она поняла, что Листья хотят отделиться от Корней, Цветка и Стебля, Стебель – от Корней, Цветка и Листьев, а Цветок – от Корней, Стебля и Листьев.</text:span><text:span text:style-name="MonoElementm16m0m0m0m9m0m0m"><text:line-break/>- Ваш спор напрасен, - философски произнесла девочка. – Вы не можете жить друг без друга. По отдельности вы все умрете.</text:span><text:span text:style-name="MonoElementm17m0m0m0m9m0m0m"><text:line-break/>- Действительно, как я раньше не подумал…</text:span><text:span text:style-name="MonoElementm18m0m0m0m9m0m0m"><text:line-break/>- Она права.</text:span><text:span text:style-name="MonoElementm19m0m0m0m9m0m0m"><text:line-break/>- Мы согласны.</text:span><text:span text:style-name="MonoElementm20m0m0m0m9m0m0m"><text:line-break/>- Я – за.</text:span><text:span text:style-name="MonoElementm21m0m0m0m9m0m0m"><text:line-break/>Итак, все части растения цветка прекратили спорить. Девочка взяла их </text:span><text:span text:style-name="MonoElementm22m0m0m0m9m0m0m">домой, поселила в саду. </text:span><text:span text:style-name="MonoElementm23m0m0m0m9m0m0m">Она поливала их, заботилась о цветке Нарцисса. А он благоухал своим ароматом, зеленел листьями, был крепок стеблем и разветвлен корнями.</text:span></text:p>
      <text:p text:style-name="MonoElementm1m0m0m9m0m0m"/>
      <text:p text:style-name="MonoElementm2m0m0m9m0m0m"/>
    </office:text>
  </office:body>
</office:document-content>
</file>

<file path=styles.xml><?xml version="1.0" encoding="utf-8"?>
<office:document-styles xmlns:office="urn:oasis:names:tc:opendocument:xmlns:office:1.0" xmlns:dc="http://purl.org/dc/elements/1.1/" xmlns:fo="urn:oasis:names:tc:opendocument:xmlns:xsl-fo-compatible:1.0" xmlns:svg="urn:oasis:names:tc:opendocument:xmlns:svg-compatible:1.0" xmlns:pcut="urn:cleverage:xmlns:post-processings:pcut" xmlns:text="urn:oasis:names:tc:opendocument:xmlns:text:1.0" xmlns:style="urn:oasis:names:tc:opendocument:xmlns:style:1.0">
  <office:font-face-decls>
    <style:font-face style:name="Calibri" svg:font-family="Calibri"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Cambria" svg:font-family="Cambria" style:font-family-generic="roman" style:font-pitch="variable"/>
  </office:font-face-decls>
  <office:styles>
    <style:default-style style:family="paragraph">
      <style:paragraph-properties style:tab-stop-distance="1.27cm" fo:margin-bottom=".353cm" fo:line-height="115%"/>
      <style:text-properties style:font-name="Calibri" style:font-name-complex="none" style:font-name-asian="none" fo:font-size="11pt" style:font-size-complex="11pt" fo:language="en" fo:country="US" style:language-complex="ar" style:country-complex="SA" style:language-asian="en" style:country-asian="US" fo:margin-bottom=".353cm" fo:line-height="115%" style:use-window-font-color="true"/>
    </style:default-style>
    <style:default-style style:family="text">
      <style:text-properties style:font-name="Calibri" style:font-name-complex="none" style:font-name-asian="none" fo:font-size="11pt" style:font-size-complex="11pt" fo:language="en" fo:country="US" style:language-complex="ar" style:country-complex="SA" style:language-asian="en" style:country-asian="US" style:use-window-font-color="true"/>
    </style:default-style>
    <style:default-style style:family="table"/>
    <style:style style:name="Normal" style:display-name="Normal" style:family="paragraph">
      <style:paragraph-properties fo:margin-bottom=".353cm" fo:line-height="115%" fo:margin-left="0cm" fo:text-indent="0cm" fo:margin-right="0cm" fo:widows="2" fo:orphans="2"/>
    </style:style>
    <style:style style:name="DefaultParagraphFont" style:display-name="Default Paragraph Font" style:family="text">
      <style:text-properties/>
    </style:style>
    <style:style style:name="TableNormal" style:display-name="Normal Table" style:family="table"/>
    <style:style style:name="X3AS7TOCHyperlink" style:display-name="X3AS7TOCHyperlink" style:family="text" style:parent-style-name="DefaultParagraphFont">
      <style:text-properties fo:color="#000000" style:text-underline-style="none"/>
    </style:style>
    <style:style xmlns:pchar="urn:cleverage:xmlns:post-processings:characters" style:name="X3AS7TABSTYLE" style:family="paragraph" style:parent-style-name="Footer">
      <style:paragraph-properties>
        <style:tab-stops>
          <style:tab-stop style:type="right" style:position="25cm"/>
        </style:tab-stops>
      </style:paragraph-properties>
    </style:style>
    <style:style style:family="text" style:name="BulletSymbol">
      <style:text-properties style:font-name="Symbol"/>
    </style:style>
  </office:styles>
  <office:automatic-styles>
    <style:page-layout style:name="PAGEMonoElementm3m0m0m9m0m0m">
      <style:page-layout-properties fo:page-width="21.59cm" fo:page-height="27.94cm" fo:margin-top="2cm" fo:margin-left="3cm" fo:margin-bottom="2cm" fo:margin-right="1.499cm">
        <style:footnote-sep style:distance-before-sep="0cm" style:distance-after-sep=".353cm" style:width="0.005cm" style:rel-width="29.8402668070914"/>
        <style:columns fo:column-count="1"/>
      </style:page-layout-properties>
    </style:page-layout>
  </office:automatic-styles>
  <office:master-styles>
    <style:master-page style:name="Standard" style:page-layout-name="PAGEMonoElementm3m0m0m9m0m0m"/>
  </office:master-styles>
</office:document-styles>
</file>

<file path=meta.xml><?xml version="1.0" encoding="utf-8"?>
<office:document-meta xmlns:office="urn:oasis:names:tc:opendocument:xmlns:office:1.0" xmlns="http://schemas.openxmlformats.org/officeDocument/2006/extended-properties" xmlns:dcterms="http://purl.org/dc/terms/" xmlns:dc="http://purl.org/dc/elements/1.1/" xmlns:meta="urn:oasis:names:tc:opendocument:xmlns:meta:1.0" xmlns:ex="http://schemas.openxmlformats.org/officeDocument/2006/extended-properties">
  <office:meta>
    <meta:generator>ODF Converter v1.0.0</meta:generator>
    <dc:title/>
    <dc:description/>
    <meta:initial-creator>MrErik</meta:initial-creator>
    <meta:creation-date>2009-02-07T22:41:00Z</meta:creation-date>
    <dc:creator>MrErik</dc:creator>
    <dc:date>2009-02-07T22:41:00Z</dc:date>
    <dc:subject/>
    <meta:editing-cycles>1</meta:editing-cycles>
    <meta:keyword/>
    <meta:document-statistic/>
    <meta:editing-duration>PT0H0M0S</meta:editing-duration>
  </office:meta>
</office:document-meta>
</file>